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P1" style:family="paragraph" style:parent-style-name="Standard">
      <style:text-properties officeooo:rsid="0005e255" officeooo:paragraph-rsid="0005e25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Alexandre Salino</text:p>
      <text:p text:style-name="P1">Robin Proquot</text:p>
      <text:p text:style-name="P1"/>
      <text:p text:style-name="P1">Compte-rendu de la séance 1 :</text:p>
      <text:p text:style-name="P1"/>
      <text:p text:style-name="P1">Tout d'abord, nous nous sommes familiarisés avec le fonctionnement du coeur.</text:p>
      <text:p text:style-name="P1">Manipulations Matlab :</text:p>
      <text:p text:style-name="P1">1) Nous avons visualisé des ECG <text:s/>de différentes personnes en pleine santé, dans différents états physiques. Nous avons émis des hypothèses sur leur état physique suivant leur battement par minute.</text:p>
      <text:p text:style-name="P1">2) De même pour des patients atteints d'anomalies cardiaques. Nous avons émis des hypothèses sur leur pathologie.</text:p>
      <text:p text:style-name="P1">3) Nous avons créé une fonction qui nous permettra d'étudier le spectre de puissance des ECG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FR" style:letter-kerning="true" style:font-name-asian="DejaVu Sans" style:font-size-asian="10.5pt" style:language-asian="zh" style:country-asian="CN" style:font-name-complex="DejaVu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DejaVu Sans" style:font-family-complex="'DejaVu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ALINO Alexandre</meta:initial-creator>
    <meta:creation-date>2016-04-28T12:16:17.925618601</meta:creation-date>
    <dc:date>2016-04-28T12:25:36.959365804</dc:date>
    <dc:creator>SALINO Alexandre</dc:creator>
    <meta:editing-duration>P0D</meta:editing-duration>
    <meta:editing-cycles>1</meta:editing-cycles>
    <meta:document-statistic meta:table-count="0" meta:image-count="0" meta:object-count="0" meta:page-count="1" meta:paragraph-count="8" meta:word-count="87" meta:character-count="558" meta:non-whitespace-character-count="478"/>
    <meta:generator>LibreOffice/4.2.6.3$Linux_X86_64 LibreOffice_project/420$Build-3</meta:generator>
  </office:meta>
</office:document-meta>
</file>